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ca04" officeooo:paragraph-rsid="000fca04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ca04" officeooo:paragraph-rsid="000fca04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7108a" officeooo:paragraph-rsid="0017108a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fca04" officeooo:paragraph-rsid="000fca0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28a308f" officeooo:paragraph-rsid="028a308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1f102e4" officeooo:paragraph-rsid="026e371a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fca04" officeooo:paragraph-rsid="02911d0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fca04" officeooo:paragraph-rsid="02a2ae05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fca04" officeooo:paragraph-rsid="02a3c5e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2a2ae05" officeooo:paragraph-rsid="02a2ae0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2a3c5e9" officeooo:paragraph-rsid="02a3c5e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2a3c5e9" officeooo:paragraph-rsid="02a5490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6a2f89"/>
    </style:style>
    <style:style style:name="P14" style:family="paragraph" style:parent-style-name="Standard">
      <style:paragraph-properties fo:text-align="start" style:justify-single-word="false"/>
      <style:text-properties officeooo:paragraph-rsid="02aac2e3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fadeca" officeooo:paragraph-rsid="02a156c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1f102e4" officeooo:paragraph-rsid="026e371a" style:font-size-asian="14pt" style:font-weight-asian="normal" style:font-size-complex="14pt" style:font-weight-complex="normal"/>
    </style:style>
    <style:style style:name="T1" style:family="text">
      <style:text-properties style:font-name="Liberation Serif" fo:font-size="12pt" fo:font-weight="normal" officeooo:rsid="00d2eadb" style:font-size-asian="12pt" style:font-weight-asian="normal" style:font-size-complex="12pt" style:font-weight-complex="normal"/>
    </style:style>
    <style:style style:name="T2" style:family="text">
      <style:text-properties style:font-name="Liberation Serif" fo:font-size="12pt" fo:font-weight="normal" officeooo:rsid="000fca04" style:font-size-asian="12pt" style:font-weight-asian="normal" style:font-size-complex="12pt" style:font-weight-complex="normal"/>
    </style:style>
    <style:style style:name="T3" style:family="text">
      <style:text-properties style:font-name="Liberation Serif" fo:font-size="12pt" fo:font-weight="normal" officeooo:rsid="019191c8" style:font-size-asian="12pt" style:font-weight-asian="normal" style:font-size-complex="12pt" style:font-weight-complex="normal"/>
    </style:style>
    <style:style style:name="T4" style:family="text">
      <style:text-properties style:font-name="Liberation Serif" fo:font-size="12pt" fo:font-weight="normal" officeooo:rsid="02a156ca" style:font-size-asian="12pt" style:font-weight-asian="normal" style:font-size-complex="12pt" style:font-weight-complex="normal"/>
    </style:style>
    <style:style style:name="T5" style:family="text">
      <style:text-properties officeooo:rsid="02a156ca"/>
    </style:style>
    <style:style style:name="T6" style:family="text">
      <style:text-properties officeooo:rsid="02a2ae0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2a2ae05" style:font-weight-asian="bold" style:font-weight-complex="bold"/>
    </style:style>
    <style:style style:name="T9" style:family="text">
      <style:text-properties fo:font-weight="bold" officeooo:rsid="02a3c5e9" style:font-weight-asian="bold" style:font-weight-complex="bold"/>
    </style:style>
    <style:style style:name="T10" style:family="text">
      <style:text-properties officeooo:rsid="02a3c5e9"/>
    </style:style>
    <style:style style:name="T11" style:family="text">
      <style:text-properties officeooo:rsid="02a54904"/>
    </style:style>
    <style:style style:name="T12" style:family="text">
      <style:text-properties officeooo:rsid="02a5b862"/>
    </style:style>
    <style:style style:name="T13" style:family="text">
      <style:text-properties fo:language="en" fo:country="US"/>
    </style:style>
    <style:style style:name="T14" style:family="text">
      <style:text-properties officeooo:rsid="02add4b7"/>
    </style:style>
    <style:style style:name="T15" style:family="text">
      <style:text-properties officeooo:rsid="02adfbb9"/>
    </style:style>
    <style:style style:name="T16" style:family="text">
      <style:text-properties officeooo:rsid="02af8404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2b175c1" style:font-size-asian="12pt" style:font-size-complex="12pt"/>
    </style:style>
    <style:style style:name="T19" style:family="text">
      <style:text-properties fo:font-size="12pt" officeooo:rsid="02b30c65" style:font-size-asian="12pt" style:font-size-complex="12pt"/>
    </style:style>
    <style:style style:name="T20" style:family="text">
      <style:text-properties fo:font-size="12pt" officeooo:rsid="02b47011" style:font-size-asian="12pt" style:font-size-complex="12pt"/>
    </style:style>
    <style:style style:name="T21" style:family="text">
      <style:text-properties fo:font-size="12pt" officeooo:rsid="02b5957a" style:font-size-asian="12pt" style:font-size-complex="12pt"/>
    </style:style>
    <style:style style:name="T22" style:family="text">
      <style:text-properties fo:font-size="12pt" officeooo:rsid="02b67ab7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ção à programação paralela</text:p>
      <text:p text:style-name="P3">Gabriel Martins de Miranda – 13/0111350</text:p>
      <text:p text:style-name="P1"/>
      <text:p text:style-name="P4">1. Título do capítulo</text:p>
      <text:p text:style-name="P15"><text:tab/><text:span text:style-name="T5">Advanced Point-to-Point Communication.</text:span></text:p>
      <text:p text:style-name="P4"/>
      <text:p text:style-name="P4">2. Objetivo do capítulo</text:p>
      <text:p text:style-name="P8"><text:tab/><text:span text:style-name="T8">MPI_Send</text:span><text:span text:style-name="T6"> e </text:span><text:span text:style-name="T8">MPI_Recv</text:span><text:span text:style-name="T6"> são bloqueantes. No capítulo, são estudadas as funções não-bloqueantes do MPI. Algumas implementações de </text:span><text:span text:style-name="T8">Allgather</text:span><text:span text:style-name="T6"> são mostradas com funções bloqueantes e são mostradas formas para tornar as funções aprendidas até aqui mais confiáveis </text:span></text:p>
      <text:p text:style-name="P10">e rápidas. </text:p>
      <text:p text:style-name="P10"><text:tab/>As funções <text:span text:style-name="T7">MPI_Sendrecv</text:span> e <text:span text:style-name="T7">MPI_Sendrecv_replace</text:span> são apresentadas. Elas têm a característica de evitar deadlocks usando comunicações emparelhadas. Funções não-bloqueantes fornecem um meio de sobreposição de comunicação e computação, além de melhora de performance. São apresentadas as funções <text:span text:style-name="T7">MPI_Isend</text:span> e <text:span text:style-name="T7">MPI_Irecv</text:span>, não-bloqueantes. </text:p>
      <text:p text:style-name="P10"><text:tab/>São abordad<text:span text:style-name="T16">a</text:span>s solicitações persistentes de comunicação, com possibilidade ainda maior de sobreposição de comunicação e computação. </text:p>
      <text:p text:style-name="P10"><text:tab/>Ainda são comentados alguns modos de comunicação, sendo que é possível ao programador explicitamente dizer ao sistema se deve-se usar mensagens bufferizadas e onde elas devem ser alocadas.</text:p>
      <text:p text:style-name="P5"/>
      <text:p text:style-name="P4">3. Resumo do capítulo</text:p>
      <text:p text:style-name="P9"><text:tab/><text:span text:style-name="T10">Foram estudados dois algoritmos para </text:span><text:span text:style-name="T9">Allgather</text:span><text:span text:style-name="T10"> com a programação de hipercubos. </text:span></text:p>
      <text:p text:style-name="P11"><text:tab/>Foram estudadas as funções <text:span text:style-name="T7">MPI_Sendrecv</text:span> e <text:span text:style-name="T7">MPI_Sendrecv_replace</text:span>. Ambas tanto enviam quanto recebem informação e gerenciam automaticamente a bufferização. A segunda versão utiliza o mesmo armazenamento tanto para envio quanto recebimento. Úteis para troca de dados entre processos ou deslocamento de dados. Com <text:span text:style-name="T7">MPI_PROC_NULL</text:span>, troca-se dados com um processo não existente. </text:p>
      <text:p text:style-name="P12"><text:tab/>Também foi apresentad<text:span text:style-name="T11">a</text:span> comunicação não-bloqueante, que provê maior performance. Para isto, são usados <text:span text:style-name="T7">MPI_Isend</text:span>, <text:span text:style-name="T7">MPI_Irecv</text:span> e <text:span text:style-name="T7">MPI_Wait</text:span>. O buffer usado não pode ser modificado, já que ao retornar de <text:span text:style-name="T7">MPI_Isend</text:span> ou <text:span text:style-name="T7">MPI_Irecv</text:span> a operação pode não ter sido completada - de enviar e receber. Para completar a operação, deve-se chamar <text:span text:style-name="T7">MPI_Wait</text:span>. </text:p>
      <text:p text:style-name="P11"><text:tab/>Com solicitações permanentes de comunicação podemos evitar o custo de recalcular o envelope de mensagens que muito se repetem. No envio, por exemplo, usamos <text:span text:style-name="T7">MPI_Send_init</text:span>, <text:span text:style-name="T7">MPI_Start</text:span> e <text:span text:style-name="T7">MPI_Wait</text:span>. Com <text:span text:style-name="T7">MPI_Send_init</text:span>, as configurações do envio são feit<text:span text:style-name="T12">a</text:span>s uma única vez, que cria uma solicitação reusável. Para iniciar o envio, usa-se <text:span text:style-name="T7">MPI_Start</text:span>. Para completar o envio, chamamos <text:span text:style-name="T7">MPI_Wait</text:span> como de costume. O mesmo esquema é usado no recebimento </text:p>
      <text:p text:style-name="P11">de dados. </text:p>
      <text:p text:style-name="P11"><text:tab/>Os modos de comunicação MPI são <text:span text:style-name="T7">standard</text:span>, <text:span text:style-name="T7">synchronous</text:span>, <text:span text:style-name="T7">ready</text:span> e <text:span text:style-name="T7">buffered</text:span>. Recebiment<text:span text:style-name="T15">o</text:span> de dados só usa modo <text:span text:style-name="T7">standard</text:span>, enquanto envio pode usar todos eles. No modo <text:span text:style-name="T7">stardard</text:span>, bufferização fica a cargo do sistema. No <text:span text:style-name="T7">synchronous</text:span>, bufferização nunca é utilizada, sendo que o envio não completa enquanto que o receptor não começar a receber os dados. No <text:span text:style-name="T7">ready</text:span>, envia-se sem saber ainda quem é o receptor até que ele se mostre. No modo <text:span text:style-name="T7">buffered</text:span>, sempre ocorre bufferização. Para cada um dos modos, existem envio <text:span text:style-name="T7">bloqueante</text:span>, envio <text:span text:style-name="T7">não-bloqueante</text:span> e envio <text:span text:style-name="T7">persistente</text:span>, sendo escolhidos na chamada da função pela adição da inicial maiúscula. No modo <text:span text:style-name="T7">buffered</text:span>, é necessário definir e liberar buffers, sendo a cargo do programador. Deve-se usar um buffer por processo. <text:s/></text:p>
      <text:p text:style-name="P11"><text:tab/>São mostradas outras funções ponto a ponto úteis, como variações da <text:span text:style-name="T7">MPI_Wait</text:span> para completar múltiplas operações não-bloqueantes e <text:span text:style-name="T7">MPI_Test</text:span> para testar se a operação não-bloqueante foi finalizada.</text:p>
      <text:p text:style-name="P4"><text:tab/><text:span text:style-name="T1"><text:tab/></text:span></text:p>
      <text:p text:style-name="P4"><text:soft-page-break/>4. Solução dos exercícios</text:p>
      <text:p text:style-name="P6"><text:tab/><text:span text:style-name="T18">Todos os códigos enviados em anexo.</text:span></text:p>
      <text:p text:style-name="P6"><text:span text:style-name="T18"><text:tab/></text:span><text:span text:style-name="T19">Para compilar em linux: </text:span></text:p>
      <text:p text:style-name="P6"><text:span text:style-name="T19"><text:tab/><text:tab/>$ chmod a+x </text:span><text:span text:style-name="T20">build.sh</text:span></text:p>
      <text:p text:style-name="P6"><text:span text:style-name="T19"><text:tab/><text:tab/>$ ./</text:span><text:span text:style-name="T21">build.sh</text:span></text:p>
      <text:p text:style-name="P6"><text:span text:style-name="T21"><text:tab/>Os códigos de execução estão comentados </text:span><text:span text:style-name="T22">no mesmo arquivo.</text:span></text:p>
      <text:p text:style-name="P6"/>
      <text:p text:style-name="P4">6. Conclusão</text:p>
      <text:p text:style-name="P7"><text:tab/><text:span text:style-name="T14">Foi aprendido um pouco sobre comunicação não-bloqueante e sobre solicitações permanentes, e como podem aumentar de forma significativa a performance de um programa. Além disso, foram mostrados os modos de comunicação do MPI, como podem ser utilizados e em quais situações.</text:span></text:p>
      <text:p text:style-name="P4"/>
      <text:p text:style-name="P4">7. Referências consultadas</text:p>
      <text:p text:style-name="P14"><text:span text:style-name="T2"><text:tab/></text:span><text:span text:style-name="T3">Parallel Programming with MPI by Peter Pacheco; </text:span><text:span text:style-name="T4">Advanced Point-to-PointCommunication.</text:span><text:span text:style-name="T3"> – chapter </text:span><text:bookmark text:name="tw-target-text"/><text:span text:style-name="T13">thirteen</text:span><text:span text:style-name="T3">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08:25:38.651600442</meta:creation-date>
    <dc:date>2016-11-30T01:14:54.722000813</dc:date>
    <meta:editing-duration>P1DT43M53S</meta:editing-duration>
    <meta:editing-cycles>560</meta:editing-cycles>
    <meta:generator>LibreOffice/4.2.8.2$Linux_X86_64 LibreOffice_project/420m0$Build-2</meta:generator>
    <meta:document-statistic meta:table-count="0" meta:image-count="0" meta:object-count="0" meta:page-count="2" meta:paragraph-count="29" meta:word-count="560" meta:character-count="3885" meta:non-whitespace-character-count="3317"/>
  </office:meta>
</office:document-meta>
</file>